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6cm" fo:min-width="4.59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15cm" fo:min-width="5.8cm"/>
    </style:style>
    <style:style style:name="gr4" style:family="graphic" style:parent-style-name="standard">
      <style:graphic-properties draw:textarea-horizontal-align="justify" draw:textarea-vertical-align="middle" draw:auto-grow-height="false" fo:min-height="1.136cm" fo:min-width="3.342cm"/>
    </style:style>
    <style:style style:name="gr5" style:family="graphic" style:parent-style-name="standard">
      <style:graphic-properties draw:textarea-horizontal-align="justify" draw:textarea-vertical-align="middle" draw:auto-grow-height="false" fo:min-height="1.5cm" fo:min-width="2.2cm"/>
    </style:style>
    <style:style style:name="gr6" style:family="graphic" style:parent-style-name="standard">
      <style:graphic-properties draw:textarea-horizontal-align="justify" draw:textarea-vertical-align="middle" draw:auto-grow-height="false" fo:min-height="1.55cm" fo:min-width="5.3cm"/>
    </style:style>
    <style:style style:name="gr7" style:family="graphic" style:parent-style-name="standard">
      <style:graphic-properties draw:textarea-horizontal-align="justify" draw:textarea-vertical-align="middle" draw:auto-grow-height="false" fo:min-height="0.946cm" fo:min-width="3.27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1.306cm" fo:min-width="4.026cm"/>
    </style:style>
    <style:style style:name="gr10" style:family="graphic" style:parent-style-name="standard">
      <style:graphic-properties draw:textarea-horizontal-align="justify" draw:textarea-vertical-align="middle" draw:auto-grow-height="false" fo:min-height="1.45cm" fo:min-width="5.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margin-left="0cm" fo:margin-right="0cm" fo:text-align="center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7.2cm" svg:height="3.6cm" svg:x="7.2cm" svg:y="2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0.8cm" svg:y1="5.8cm" svg:x2="10.05cm" svg:y2="6.8cm" draw:start-shape="id1" draw:start-glue-point="8" draw:end-shape="id2" draw:end-glue-point="5" svg:d="M10800 5800l-750 1000" svg:viewBox="0 0 751 1001">
          <text:p/>
        </draw:connector>
        <draw:custom-shape draw:style-name="gr3" draw:text-style-name="P1" xml:id="id4" draw:id="id4" draw:layer="layout" svg:width="6.3cm" svg:height="2.4cm" svg:x="6.1cm" svg:y="12.9cm">
          <text:p text:style-name="P1">Suma = 0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6.3cm" svg:height="2.4cm" svg:x="6cm" svg:y="16cm">
          <text:p text:style-name="P1">i = start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6.1cm" svg:height="2.2cm" svg:x="7cm" svg:y="6.8cm">
          <text:p text:style-name="P1">Pobierz star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3" draw:id="id3" draw:layer="layout" svg:width="6.1cm" svg:height="2.2cm" svg:x="6.1cm" svg:y="9.9cm">
          <text:p text:style-name="P1">Pobierz stop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6" draw:id="id6" draw:layer="layout" svg:width="5.4cm" svg:height="3.5cm" svg:x="6.5cm" svg:y="19.9cm">
          <text:p text:style-name="P1">i &lt; s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9.287cm" svg:y1="9cm" svg:x2="9.15cm" svg:y2="9.9cm" draw:start-shape="id2" draw:start-glue-point="7" draw:end-shape="id3" svg:d="M9287 9000l-137 900" svg:viewBox="0 0 138 901">
          <text:p/>
        </draw:connector>
        <draw:connector draw:style-name="gr2" draw:text-style-name="P3" draw:layer="layout" draw:type="line" svg:x1="8.387cm" svg:y1="12.1cm" svg:x2="9.25cm" svg:y2="12.9cm" draw:start-shape="id3" draw:start-glue-point="7" draw:end-shape="id4" draw:end-glue-point="0" svg:d="M8387 12100l863 800" svg:viewBox="0 0 864 801">
          <text:p/>
        </draw:connector>
        <draw:connector draw:style-name="gr2" draw:text-style-name="P3" draw:layer="layout" draw:type="line" svg:x1="9.25cm" svg:y1="15.3cm" svg:x2="9.15cm" svg:y2="16cm" draw:start-shape="id4" draw:start-glue-point="2" draw:end-shape="id5" svg:d="M9250 15300l-100 700" svg:viewBox="0 0 101 701">
          <text:p/>
        </draw:connector>
        <draw:connector draw:style-name="gr2" draw:text-style-name="P3" draw:layer="layout" draw:type="line" svg:x1="9.15cm" svg:y1="18.4cm" svg:x2="9.2cm" svg:y2="19.9cm" draw:start-shape="id5" draw:start-glue-point="2" draw:end-shape="id6" draw:end-glue-point="4" svg:d="M9150 18400l50 1500" svg:viewBox="0 0 51 1501">
          <text:p/>
        </draw:connector>
        <draw:custom-shape draw:style-name="gr6" draw:text-style-name="P1" xml:id="id8" draw:id="id8" draw:layer="layout" svg:width="5.8cm" svg:height="1.8cm" svg:x="12.5cm" svg:y="23.5cm">
          <text:p text:style-name="P1">Suma = suma + i</text:p>
          <draw:enhanced-geometry svg:viewBox="0 0 21600 21600" draw:type="rectangle" draw:enhanced-path="M 0 0 L 21600 0 21600 21600 0 21600 0 0 Z N"/>
        </draw:custom-shape>
        <draw:custom-shape draw:style-name="gr7" draw:text-style-name="P1" xml:id="id7" draw:id="id7" draw:layer="layout" svg:width="6cm" svg:height="1.9cm" svg:x="1.6cm" svg:y="23.7cm">
          <text:p text:style-name="P1">Drukuj sum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3" draw:layer="layout" svg:x1="6.5cm" svg:y1="21.65cm" svg:x2="5.35cm" svg:y2="23.7cm" draw:start-shape="id6" draw:start-glue-point="5" draw:end-shape="id7" draw:end-glue-point="4" svg:d="M6500 21650h-1150v2050" svg:viewBox="0 0 1151 2051">
          <text:p/>
        </draw:connector>
        <draw:connector draw:style-name="gr2" draw:text-style-name="P3" draw:layer="layout" svg:x1="11.9cm" svg:y1="21.65cm" svg:x2="15.4cm" svg:y2="23.5cm" draw:start-shape="id6" draw:start-glue-point="7" draw:end-shape="id8" draw:end-glue-point="0" svg:d="M11900 21650h3500v1850" svg:viewBox="0 0 3501 1851">
          <text:p/>
        </draw:connector>
        <draw:frame draw:style-name="gr8" draw:text-style-name="P4" draw:layer="layout" svg:width="1.488cm" svg:height="0.962cm" svg:x="12.1cm" svg:y="22.3cm">
          <draw:text-box>
            <text:p>Tak</text:p>
          </draw:text-box>
        </draw:frame>
        <draw:frame draw:style-name="gr8" draw:text-style-name="P4" draw:layer="layout" svg:width="1.45cm" svg:height="0.962cm" svg:x="4cm" svg:y="22.2cm">
          <draw:text-box>
            <text:p>Nie</text:p>
          </draw:text-box>
        </draw:frame>
        <draw:custom-shape draw:style-name="gr9" draw:text-style-name="P1" xml:id="id9" draw:id="id9" draw:layer="layout" svg:width="6.4cm" svg:height="2.2cm" svg:x="1.5cm" svg:y="26.5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6cm" svg:y1="25.6cm" svg:x2="4.7cm" svg:y2="26.5cm" draw:start-shape="id7" draw:start-glue-point="8" draw:end-shape="id9" draw:end-glue-point="4" svg:d="M4600 25600l100 900" svg:viewBox="0 0 101 901">
          <text:p/>
        </draw:connector>
        <draw:custom-shape draw:style-name="gr10" draw:text-style-name="P1" xml:id="id10" draw:id="id10" draw:layer="layout" svg:width="5.7cm" svg:height="1.7cm" svg:x="12.6cm" svg:y="25.6cm">
          <text:p text:style-name="P1">i = i + 2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8.3cm" svg:y1="26.45cm" svg:x2="9.2cm" svg:y2="19.9cm" draw:start-shape="id10" draw:start-glue-point="1" draw:end-shape="id6" draw:end-glue-point="4" svg:d="M18300 26450h501v-7051h-9601v501" svg:viewBox="0 0 9602 70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1T12:05:04.315486374</meta:creation-date>
    <dc:date>2019-11-14T12:33:24.169556760</dc:date>
    <meta:editing-duration>PT24M58S</meta:editing-duration>
    <meta:editing-cycles>2</meta:editing-cycles>
    <meta:generator>LibreOffice/6.0.7.3$Linux_X86_64 LibreOffice_project/00m0$Build-3</meta:generator>
    <meta:document-statistic meta:object-count="21"/>
  </office:meta>
</office:document-meta>
</file>